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Symbol" svg:font-family="OpenSymbol, 'Arial Unicode MS'"/>
    <style:font-face style:name="Symbol" svg:font-family="Symbol"/>
    <style:font-face style:name="Calibri1" svg:font-family="Calibri" style:font-pitch="variable"/>
    <style:font-face style:name="Mangal1" svg:font-family="Mangal"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018cm" table:align="left" style:writing-mode="lr-tb"/>
    </style:style>
    <style:style style:name="Table1.A" style:family="table-column">
      <style:table-column-properties style:column-width="7.999cm"/>
    </style:style>
    <style:style style:name="Table1.B" style:family="table-column">
      <style:table-column-properties style:column-width="8.019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B1" style:family="table-cell">
      <style:table-cell-properties style:vertical-align="middle" fo:padding="0.097cm" fo:border="0.1pt solid #000000" style:writing-mode="lr-tb"/>
    </style:style>
    <style:style style:name="Table1.A2" style:family="table-cell">
      <style:table-cell-properties style:vertical-align="middle" fo:padding="0.499cm" fo:border-left="0.1pt solid #000000" fo:border-right="none" fo:border-top="none" fo:border-bottom="0.1pt solid #000000" style:writing-mode="lr-tb"/>
    </style:style>
    <style:style style:name="Table1.B2" style:family="table-cell">
      <style:table-cell-properties style:vertical-align="middle" fo:padding="0.499cm" fo:border-left="0.1pt solid #000000" fo:border-right="0.1pt solid #000000" fo:border-top="none" fo:border-bottom="0.1pt solid #000000" style:writing-mode="lr-tb"/>
    </style:style>
    <style:style style:name="Table2" style:family="table">
      <style:table-properties style:width="16.023cm" fo:margin-left="0cm" table:align="left" style:writing-mode="lr-tb"/>
    </style:style>
    <style:style style:name="Table2.A" style:family="table-column">
      <style:table-column-properties style:column-width="7.999cm"/>
    </style:style>
    <style:style style:name="Table2.B" style:family="table-column">
      <style:table-column-properties style:column-width="8.024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B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B2" style:family="table-cell">
      <style:table-cell-properties style:vertical-align="middle" fo:padding="0.097cm" fo:border-left="0.1pt solid #000000" fo:border-right="0.1pt solid #000000" fo:border-top="none" fo:border-bottom="0.1pt solid #000000" style:writing-mode="lr-tb"/>
    </style:style>
    <style:style style:name="Table3" style:family="table">
      <style:table-properties style:width="16cm" table:align="margins" style:writing-mode="lr-tb"/>
    </style:style>
    <style:style style:name="Table3.A" style:family="table-column">
      <style:table-column-properties style:column-width="16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101cm" fo:margin-bottom="0.101cm" loext:contextual-spacing="false" fo:line-height="115%" fo:text-align="justify" style:justify-single-word="false"/>
    </style:style>
    <style:style style:name="P2" style:family="paragraph" style:parent-style-name="Text_20_body">
      <style:paragraph-properties fo:margin-top="0.101cm" fo:margin-bottom="0.101cm" loext:contextual-spacing="false" fo:line-height="115%" fo:text-align="justify" style:justify-single-word="false"/>
      <style:text-properties officeooo:paragraph-rsid="00704217"/>
    </style:style>
    <style:style style:name="P3" style:family="paragraph" style:parent-style-name="Text_20_body">
      <style:paragraph-properties fo:margin-top="0.101cm" fo:margin-bottom="0.101cm" loext:contextual-spacing="false" fo:line-height="115%" fo:text-align="justify" style:justify-single-word="false"/>
      <style:text-properties officeooo:paragraph-rsid="00816ca0"/>
    </style:style>
    <style:style style:name="P4" style:family="paragraph" style:parent-style-name="Text_20_body">
      <style:paragraph-properties fo:margin-top="0.101cm" fo:margin-bottom="0.101cm" loext:contextual-spacing="false" fo:line-height="115%" fo:text-align="justify" style:justify-single-word="false"/>
      <style:text-properties fo:font-size="12pt" fo:font-weight="bold" style:font-size-asian="12pt" style:font-weight-asian="bold" style:font-size-complex="12pt" style:font-weight-complex="bold"/>
    </style:style>
    <style:style style:name="P5" style:family="paragraph" style:parent-style-name="Text_20_body">
      <style:paragraph-properties fo:margin-top="0.101cm" fo:margin-bottom="0.101cm" loext:contextual-spacing="false" fo:line-height="115%" fo:text-align="justify" style:justify-single-word="false"/>
      <style:text-properties fo:font-size="12pt" fo:font-weight="bold" officeooo:paragraph-rsid="006e8742" style:font-size-asian="12pt" style:font-weight-asian="bold" style:font-size-complex="12pt" style:font-weight-complex="bold"/>
    </style:style>
    <style:style style:name="P6" style:family="paragraph" style:parent-style-name="Text_20_body">
      <style:paragraph-properties fo:margin-top="0.101cm" fo:margin-bottom="0.101cm" loext:contextual-spacing="false" fo:line-height="115%" fo:text-align="justify" style:justify-single-word="false"/>
      <style:text-properties fo:font-size="12pt" fo:font-weight="bold" officeooo:paragraph-rsid="008b8417" style:font-size-asian="12pt" style:font-weight-asian="bold" style:font-size-complex="12pt" style:font-weight-complex="bold"/>
    </style:style>
    <style:style style:name="P7" style:family="paragraph" style:parent-style-name="Text_20_body">
      <style:paragraph-properties fo:margin-top="0.101cm" fo:margin-bottom="0.101cm" loext:contextual-spacing="false" fo:line-height="115%"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paragraph-properties fo:margin-top="0.101cm" fo:margin-bottom="0.101cm" loext:contextual-spacing="false" fo:line-height="115%" fo:text-align="justify" style:justify-single-word="false"/>
      <style:text-properties fo:font-size="12pt" fo:font-weight="normal" officeooo:paragraph-rsid="00704217" style:font-size-asian="12pt" style:font-weight-asian="normal" style:font-size-complex="12pt" style:font-weight-complex="normal"/>
    </style:style>
    <style:style style:name="P9" style:family="paragraph" style:parent-style-name="Text_20_body">
      <style:paragraph-properties fo:margin-top="0.101cm" fo:margin-bottom="0.101cm" loext:contextual-spacing="false" fo:line-height="115%" fo:text-align="center" style:justify-single-word="false"/>
      <style:text-properties fo:font-size="11pt" fo:font-weight="bold" officeooo:paragraph-rsid="00816ca0" style:font-size-asian="11pt" style:font-weight-asian="bold" style:font-size-complex="11pt" style:font-weight-complex="bold"/>
    </style:style>
    <style:style style:name="P10" style:family="paragraph" style:parent-style-name="Text_20_body">
      <style:paragraph-properties fo:margin-top="0.101cm" fo:margin-bottom="0.101cm" loext:contextual-spacing="false" fo:line-height="115%" fo:text-align="justify" style:justify-single-word="false"/>
      <style:text-properties fo:font-size="10pt" fo:font-weight="normal" officeooo:paragraph-rsid="00816ca0" style:font-size-asian="10pt" style:font-weight-asian="normal" style:font-size-complex="10pt" style:font-weight-complex="normal"/>
    </style:style>
    <style:style style:name="P11" style:family="paragraph" style:parent-style-name="Text_20_body">
      <style:paragraph-properties fo:margin-top="0.101cm" fo:margin-bottom="0.101cm" loext:contextual-spacing="false" fo:line-height="115%" fo:text-align="justify" style:justify-single-word="false"/>
      <style:text-properties fo:font-size="10pt" officeooo:paragraph-rsid="00816ca0" style:font-size-asian="10pt" style:font-size-complex="10pt"/>
    </style:style>
    <style:style style:name="P12" style:family="paragraph" style:parent-style-name="Text_20_body">
      <style:paragraph-properties fo:margin-left="1.249cm" fo:margin-right="0cm" fo:margin-top="0.101cm" fo:margin-bottom="0.101cm" loext:contextual-spacing="false" fo:line-height="115%" fo:text-align="justify" style:justify-single-word="false" fo:text-indent="0cm" style:auto-text-indent="false"/>
    </style:style>
    <style:style style:name="P13" style:family="paragraph" style:parent-style-name="Text_20_body">
      <style:paragraph-properties fo:margin-left="1.249cm" fo:margin-right="0cm" fo:margin-top="0.101cm" fo:margin-bottom="0.101cm" loext:contextual-spacing="false" fo:line-height="115%" fo:text-align="justify" style:justify-single-word="false" fo:text-indent="0cm" style:auto-text-indent="false"/>
      <style:text-properties officeooo:paragraph-rsid="0093be79"/>
    </style:style>
    <style:style style:name="P14" style:family="paragraph" style:parent-style-name="Text_20_body">
      <style:paragraph-properties fo:margin-left="1.249cm" fo:margin-right="0cm" fo:margin-top="0.101cm" fo:margin-bottom="0.101cm" loext:contextual-spacing="false" fo:line-height="115%" fo:text-align="justify" style:justify-single-word="false" fo:text-indent="0cm" style:auto-text-indent="false"/>
      <style:text-properties fo:font-size="12pt" fo:language="pt" fo:country="PT" fo:font-weight="normal" style:font-size-asian="12pt" style:font-weight-asian="normal" style:font-size-complex="12pt" style:font-weight-complex="normal"/>
    </style:style>
    <style:style style:name="P15" style:family="paragraph" style:parent-style-name="Text_20_body">
      <style:paragraph-properties fo:margin-left="1.249cm" fo:margin-right="0cm" fo:margin-top="0.101cm" fo:margin-bottom="0.101cm" loext:contextual-spacing="false" fo:line-height="115%"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6" style:family="paragraph" style:parent-style-name="Text_20_body">
      <style:paragraph-properties fo:margin-left="1.249cm" fo:margin-right="0cm" fo:margin-top="0.101cm" fo:margin-bottom="0.101cm" loext:contextual-spacing="false" fo:line-height="115%" fo:text-align="justify" style:justify-single-word="false" fo:text-indent="0cm" style:auto-text-indent="false"/>
      <style:text-properties fo:font-size="12pt" fo:font-weight="normal" officeooo:paragraph-rsid="0093be79" style:font-size-asian="12pt" style:font-weight-asian="normal" style:font-size-complex="12pt" style:font-weight-complex="normal"/>
    </style:style>
    <style:style style:name="P17" style:family="paragraph" style:parent-style-name="Text_20_body">
      <style:paragraph-properties fo:margin-left="1.249cm" fo:margin-right="0cm" fo:margin-top="0.402cm" fo:margin-bottom="0.402cm" loext:contextual-spacing="false" fo:line-height="115%" fo:text-align="justify" style:justify-single-word="false" fo:text-indent="0cm" style:auto-text-indent="false"/>
      <style:text-properties fo:font-size="12pt" fo:language="pt" fo:country="PT" fo:font-style="italic" fo:font-weight="normal" officeooo:paragraph-rsid="0093be79" style:font-size-asian="12pt" style:font-style-asian="italic" style:font-weight-asian="normal" style:font-size-complex="12pt" style:font-style-complex="italic" style:font-weight-complex="normal"/>
    </style:style>
    <style:style style:name="P18"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style>
    <style:style style:name="P19"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officeooo:paragraph-rsid="0019e601"/>
    </style:style>
    <style:style style:name="P20"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fo:font-size="12pt" fo:font-weight="normal" officeooo:paragraph-rsid="00816ca0" style:font-size-asian="12pt" style:font-weight-asian="normal" style:font-size-complex="12pt" style:font-weight-complex="normal"/>
    </style:style>
    <style:style style:name="P22"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fo:font-size="12pt" fo:font-weight="bold" style:font-size-asian="12pt" style:font-weight-asian="bold" style:font-size-complex="12pt" style:font-weight-complex="bold"/>
    </style:style>
    <style:style style:name="P23"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fo:font-size="12pt" fo:font-weight="bold" officeooo:paragraph-rsid="0093be79" style:font-size-asian="12pt" style:font-weight-asian="bold" style:font-size-complex="12pt" style:font-weight-complex="bold"/>
    </style:style>
    <style:style style:name="P24"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fo:font-size="12pt" fo:language="pt" fo:country="PT" fo:font-weight="normal" style:font-size-asian="12pt" style:font-weight-asian="normal" style:font-size-complex="12pt" style:font-weight-complex="normal"/>
    </style:style>
    <style:style style:name="P25"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fo:font-size="12pt" fo:language="pt" fo:country="PT" fo:font-weight="normal" officeooo:rsid="003aa83c" officeooo:paragraph-rsid="0038d2fe" style:font-size-asian="12pt" style:font-weight-asian="normal" style:font-size-complex="12pt" style:font-weight-complex="normal"/>
    </style:style>
    <style:style style:name="P26"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fo:font-size="12pt" fo:language="pt" fo:country="PT" fo:font-weight="normal" officeooo:rsid="003aa83c" officeooo:paragraph-rsid="0093be79" style:font-size-asian="12pt" style:font-weight-asian="normal" style:font-size-complex="12pt" style:font-weight-complex="normal"/>
    </style:style>
    <style:style style:name="P27"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fo:font-size="12pt" fo:font-style="normal" fo:font-weight="normal" officeooo:rsid="006842d2" officeooo:paragraph-rsid="004bd987"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0cm" fo:margin-right="0cm" fo:margin-top="0.101cm" fo:margin-bottom="0.101cm" loext:contextual-spacing="false" fo:line-height="115%" fo:text-align="center" style:justify-single-word="false" fo:text-indent="0cm" style:auto-text-indent="false"/>
      <style:text-properties fo:font-size="11pt" fo:font-weight="bold" officeooo:paragraph-rsid="00816ca0" style:font-size-asian="11pt" style:font-weight-asian="bold" style:font-size-complex="11pt" style:font-weight-complex="bold"/>
    </style:style>
    <style:style style:name="P29" style:family="paragraph" style:parent-style-name="Table_20_Contents">
      <style:paragraph-properties fo:margin-top="0cm" fo:margin-bottom="0cm" loext:contextual-spacing="false" fo:text-align="center" style:justify-single-word="false"/>
      <style:text-properties fo:font-size="10pt" fo:font-weight="bold" officeooo:paragraph-rsid="00816ca0" style:font-size-asian="10pt" style:font-weight-asian="bold" style:font-size-complex="10pt" style:font-weight-complex="bold"/>
    </style:style>
    <style:style style:name="P30" style:family="paragraph" style:parent-style-name="Table_20_Contents">
      <style:paragraph-properties fo:margin-top="0cm" fo:margin-bottom="0cm" loext:contextual-spacing="false" fo:text-align="center" style:justify-single-word="false"/>
      <style:text-properties fo:font-size="10pt" officeooo:paragraph-rsid="00816ca0" style:font-size-asian="10pt" style:font-size-complex="10pt"/>
    </style:style>
    <style:style style:name="P31" style:family="paragraph" style:parent-style-name="Table_20_Contents">
      <style:paragraph-properties fo:margin-top="0cm" fo:margin-bottom="0cm" loext:contextual-spacing="false" fo:text-align="center" style:justify-single-word="false"/>
      <style:text-properties fo:font-size="10pt" officeooo:paragraph-rsid="008990d9" style:font-size-asian="10pt" style:font-size-complex="10pt"/>
    </style:style>
    <style:style style:name="P32" style:family="paragraph" style:parent-style-name="Table_20_Contents">
      <style:paragraph-properties fo:margin-top="0cm" fo:margin-bottom="0.353cm" loext:contextual-spacing="false" fo:text-align="center" style:justify-single-word="false"/>
      <style:text-properties fo:font-size="10pt" fo:font-weight="bold" officeooo:paragraph-rsid="00816ca0" style:font-size-asian="10pt" style:font-weight-asian="bold" style:font-size-complex="10pt" style:font-weight-complex="bold"/>
    </style:style>
    <style:style style:name="P33" style:family="paragraph" style:parent-style-name="Table_20_Contents">
      <style:paragraph-properties fo:margin-top="0cm" fo:margin-bottom="0.353cm" loext:contextual-spacing="false"/>
      <style:text-properties fo:font-size="10pt" officeooo:paragraph-rsid="00816ca0" style:font-size-asian="10pt" style:font-size-complex="10pt"/>
    </style:style>
    <style:style style:name="P34" style:family="paragraph" style:parent-style-name="Table_20_Contents">
      <style:paragraph-properties fo:margin-top="0cm" fo:margin-bottom="0.353cm" loext:contextual-spacing="false"/>
      <style:text-properties fo:font-size="10pt" officeooo:paragraph-rsid="0089c1a2" style:font-size-asian="10pt" style:font-size-complex="10pt"/>
    </style:style>
    <style:style style:name="P35" style:family="paragraph" style:parent-style-name="Text_20_body">
      <style:paragraph-properties fo:margin-left="0.847cm" fo:margin-right="0cm" fo:margin-top="0.101cm" fo:margin-bottom="0.101cm" loext:contextual-spacing="false" fo:line-height="115%" fo:text-align="justify" style:justify-single-word="false" fo:text-indent="-0.847cm" style:auto-text-indent="false"/>
      <style:text-properties fo:font-size="12pt" fo:font-weight="normal" officeooo:paragraph-rsid="006ab0ed" style:font-size-asian="12pt" style:font-weight-asian="normal" style:font-size-complex="12pt" style:font-weight-complex="normal"/>
    </style:style>
    <style:style style:name="P36" style:family="paragraph" style:parent-style-name="Text_20_body" style:master-page-name="Standard">
      <style:paragraph-properties fo:margin-top="0.101cm" fo:margin-bottom="0.101cm" loext:contextual-spacing="false" fo:line-height="115%" style:page-number="auto"/>
      <style:text-properties fo:font-size="12pt" fo:font-weight="bold" officeooo:paragraph-rsid="009ad96c" style:font-size-asian="12pt" style:font-weight-asian="bold" style:font-size-complex="12pt" style:font-weight-complex="bold"/>
    </style:style>
    <style:style style:name="P37" style:family="paragraph" style:parent-style-name="Text_20_body">
      <style:paragraph-properties fo:margin-top="0.101cm" fo:margin-bottom="0.101cm" loext:contextual-spacing="false" fo:line-height="115%"/>
      <style:text-properties fo:font-size="12pt" fo:font-weight="bold" style:font-size-asian="12pt" style:font-weight-asian="bold" style:font-size-complex="12pt" style:font-weight-complex="bold"/>
    </style:style>
    <style:style style:name="P38" style:family="paragraph" style:parent-style-name="Text_20_body">
      <style:paragraph-properties fo:margin-top="0.101cm" fo:margin-bottom="0.101cm" loext:contextual-spacing="false" fo:line-height="115%" fo:text-align="justify" style:justify-single-word="false"/>
      <style:text-properties fo:font-size="12pt" fo:font-weight="bold" style:font-size-asian="12pt" style:font-weight-asian="bold" style:font-size-complex="12pt" style:font-weight-complex="bold"/>
    </style:style>
    <style:style style:name="P39" style:family="paragraph" style:parent-style-name="Text_20_body">
      <style:paragraph-properties fo:margin-top="0.101cm" fo:margin-bottom="0.101cm" loext:contextual-spacing="false" fo:line-height="115%" fo:text-align="justify" style:justify-single-word="false"/>
      <style:text-properties fo:font-size="12pt" fo:font-weight="bold" officeooo:paragraph-rsid="009ad96c" style:font-size-asian="12pt" style:font-weight-asian="bold" style:font-size-complex="12pt" style:font-weight-complex="bold"/>
    </style:style>
    <style:style style:name="P40" style:family="paragraph" style:parent-style-name="Text_20_body">
      <style:paragraph-properties fo:margin-top="0.101cm" fo:margin-bottom="0.101cm" loext:contextual-spacing="false" fo:line-height="115%" fo:text-align="justify" style:justify-single-word="false"/>
      <style:text-properties fo:font-size="12pt" fo:font-weight="bold" officeooo:paragraph-rsid="009d0f50" style:font-size-asian="12pt" style:font-weight-asian="bold" style:font-size-complex="12pt" style:font-weight-complex="bold"/>
    </style:style>
    <style:style style:name="P41" style:family="paragraph" style:parent-style-name="Text_20_body">
      <style:paragraph-properties fo:margin-top="0.101cm" fo:margin-bottom="0.101cm" loext:contextual-spacing="false" fo:line-height="115%"/>
      <style:text-properties fo:font-size="12pt" fo:font-weight="bold" officeooo:rsid="009ad96c" officeooo:paragraph-rsid="009ad96c" style:font-size-asian="12pt" style:font-weight-asian="bold" style:font-size-complex="12pt" style:font-weight-complex="bold"/>
    </style:style>
    <style:style style:name="P42" style:family="paragraph" style:parent-style-name="Text_20_body">
      <style:paragraph-properties fo:margin-top="0.101cm" fo:margin-bottom="0.101cm" loext:contextual-spacing="false" fo:line-height="115%" fo:text-align="justify" style:justify-single-word="false"/>
      <style:text-properties fo:font-size="12pt" fo:font-weight="bold" officeooo:rsid="009ad96c" officeooo:paragraph-rsid="009c6910" style:font-size-asian="12pt" style:font-weight-asian="bold" style:font-size-complex="12pt" style:font-weight-complex="bold"/>
    </style:style>
    <style:style style:name="P43" style:family="paragraph" style:parent-style-name="Text_20_body">
      <style:paragraph-properties fo:margin-top="0.101cm" fo:margin-bottom="0.101cm" loext:contextual-spacing="false" fo:line-height="115%" fo:text-align="justify" style:justify-single-word="false"/>
      <style:text-properties fo:font-size="12pt" fo:font-weight="normal" officeooo:paragraph-rsid="00af0c48" style:font-size-asian="12pt" style:font-weight-asian="normal" style:font-size-complex="12pt" style:font-weight-complex="normal"/>
    </style:style>
    <style:style style:name="P44" style:family="paragraph" style:parent-style-name="Text_20_body">
      <style:paragraph-properties fo:margin-top="0.101cm" fo:margin-bottom="0.101cm" loext:contextual-spacing="false" fo:line-height="115%" fo:text-align="justify" style:justify-single-word="false"/>
      <style:text-properties fo:font-size="12pt" fo:font-weight="normal" officeooo:paragraph-rsid="00b0a5f5" style:font-size-asian="12pt" style:font-weight-asian="normal" style:font-size-complex="12pt" style:font-weight-complex="normal"/>
    </style:style>
    <style:style style:name="P45" style:family="paragraph" style:parent-style-name="Text_20_body">
      <style:paragraph-properties fo:margin-top="0.101cm" fo:margin-bottom="0.101cm" loext:contextual-spacing="false" fo:line-height="115%" fo:text-align="justify" style:justify-single-word="false"/>
      <style:text-properties officeooo:paragraph-rsid="00a1ad54"/>
    </style:style>
    <style:style style:name="P46" style:family="paragraph" style:parent-style-name="Text_20_body">
      <style:paragraph-properties fo:margin-top="0.101cm" fo:margin-bottom="0.101cm" loext:contextual-spacing="false" fo:line-height="115%" fo:text-align="justify" style:justify-single-word="false"/>
      <style:text-properties officeooo:paragraph-rsid="00a4e70e"/>
    </style:style>
    <style:style style:name="P47" style:family="paragraph" style:parent-style-name="Text_20_body">
      <style:paragraph-properties fo:margin-top="0.101cm" fo:margin-bottom="0.101cm" loext:contextual-spacing="false" fo:line-height="115%" fo:text-align="justify" style:justify-single-word="false"/>
      <style:text-properties officeooo:paragraph-rsid="00a70921"/>
    </style:style>
    <style:style style:name="P48" style:family="paragraph" style:parent-style-name="Text_20_body">
      <style:paragraph-properties fo:margin-top="0.101cm" fo:margin-bottom="0.101cm" loext:contextual-spacing="false" fo:line-height="115%" fo:text-align="justify" style:justify-single-word="false"/>
      <style:text-properties officeooo:paragraph-rsid="00aad01f"/>
    </style:style>
    <style:style style:name="P49" style:family="paragraph" style:parent-style-name="Text_20_body">
      <style:paragraph-properties fo:margin-top="0.101cm" fo:margin-bottom="0.101cm" loext:contextual-spacing="false" fo:line-height="115%" fo:text-align="justify" style:justify-single-word="false"/>
      <style:text-properties officeooo:paragraph-rsid="00acca14"/>
    </style:style>
    <style:style style:name="P50" style:family="paragraph" style:parent-style-name="Text_20_body">
      <style:paragraph-properties fo:margin-top="0.101cm" fo:margin-bottom="0.101cm" loext:contextual-spacing="false" fo:line-height="115%" fo:text-align="justify" style:justify-single-word="false"/>
      <style:text-properties officeooo:paragraph-rsid="00ad13d1"/>
    </style:style>
    <style:style style:name="P51" style:family="paragraph" style:parent-style-name="Text_20_body">
      <style:paragraph-properties fo:margin-left="0cm" fo:margin-right="0cm" fo:margin-top="0.101cm" fo:margin-bottom="0.101cm" loext:contextual-spacing="false" fo:line-height="115%" fo:text-align="center" style:justify-single-word="false" fo:text-indent="0cm" style:auto-text-indent="false"/>
      <style:text-properties officeooo:paragraph-rsid="0082a6c0"/>
    </style:style>
    <style:style style:name="P52"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officeooo:paragraph-rsid="00b387b5"/>
    </style:style>
    <style:style style:name="P53"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fo:font-size="12pt" fo:language="pt" fo:country="PT" fo:font-weight="normal" officeooo:rsid="0019e601" officeooo:paragraph-rsid="0082a6c0" style:font-size-asian="12pt" style:font-weight-asian="normal" style:font-size-complex="12pt" style:font-weight-complex="normal"/>
    </style:style>
    <style:style style:name="P54"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fo:font-size="12pt" fo:font-weight="bold" officeooo:paragraph-rsid="0093be79" style:font-size-asian="12pt" style:font-weight-asian="bold" style:font-size-complex="12pt" style:font-weight-complex="bold"/>
    </style:style>
    <style:style style:name="P55" style:family="paragraph" style:parent-style-name="Text_20_body">
      <style:paragraph-properties fo:margin-left="1.27cm" fo:margin-right="0cm" fo:margin-top="0.101cm" fo:margin-bottom="0.101cm" loext:contextual-spacing="false" fo:line-height="115%" fo:text-align="justify" style:justify-single-word="false" fo:text-indent="0cm" style:auto-text-indent="false"/>
      <style:text-properties fo:font-size="12pt" fo:language="pt" fo:country="PT" fo:font-weight="normal" officeooo:rsid="0034ed7d" officeooo:paragraph-rsid="00b387b5" style:font-size-asian="12pt" style:font-weight-asian="normal" style:font-size-complex="12pt" style:font-weight-complex="normal"/>
    </style:style>
    <style:style style:name="P56" style:family="paragraph" style:parent-style-name="Text_20_body">
      <style:paragraph-properties fo:margin-left="1.27cm" fo:margin-right="0cm" fo:margin-top="0.101cm" fo:margin-bottom="0.101cm" loext:contextual-spacing="false" fo:line-height="115%" fo:text-align="justify" style:justify-single-word="false" fo:text-indent="0cm" style:auto-text-indent="false"/>
      <style:text-properties fo:font-size="12pt" fo:language="pt" fo:country="PT" fo:font-weight="normal" officeooo:rsid="0034ed7d" officeooo:paragraph-rsid="00b51821" style:font-size-asian="12pt" style:font-weight-asian="normal" style:font-size-complex="12pt" style:font-weight-complex="normal"/>
    </style:style>
    <style:style style:name="P57" style:family="paragraph" style:parent-style-name="Text_20_body">
      <style:paragraph-properties fo:margin-left="1.27cm" fo:margin-right="0cm" fo:margin-top="0.101cm" fo:margin-bottom="0.101cm" loext:contextual-spacing="false" fo:line-height="115%" fo:text-align="justify" style:justify-single-word="false" fo:text-indent="0cm" style:auto-text-indent="false"/>
      <style:text-properties fo:font-size="12pt" fo:language="pt" fo:country="PT" fo:font-weight="normal" officeooo:rsid="0034ed7d" officeooo:paragraph-rsid="00b6475c" style:font-size-asian="12pt" style:font-weight-asian="normal" style:font-size-complex="12pt" style:font-weight-complex="normal"/>
    </style:style>
    <style:style style:name="P58" style:family="paragraph" style:parent-style-name="Text_20_body">
      <style:paragraph-properties fo:margin-left="1.27cm" fo:margin-right="0cm" fo:margin-top="0.101cm" fo:margin-bottom="0.101cm" loext:contextual-spacing="false" fo:line-height="115%" fo:text-align="justify" style:justify-single-word="false" fo:text-indent="0cm" style:auto-text-indent="false"/>
      <style:text-properties fo:font-size="12pt" fo:language="pt" fo:country="PT" fo:font-weight="normal" officeooo:rsid="0034ed7d" officeooo:paragraph-rsid="0093be79" style:font-size-asian="12pt" style:font-weight-asian="normal" style:font-size-complex="12pt" style:font-weight-complex="normal"/>
    </style:style>
    <style:style style:name="P59" style:family="paragraph" style:parent-style-name="Text_20_body">
      <style:paragraph-properties fo:margin-left="1.27cm" fo:margin-right="0cm" fo:margin-top="0.101cm" fo:margin-bottom="0.101cm" loext:contextual-spacing="false" fo:line-height="115%" fo:text-align="justify" style:justify-single-word="false" fo:text-indent="0cm" style:auto-text-indent="false"/>
      <style:text-properties fo:font-size="12pt" fo:font-weight="bold" officeooo:rsid="0038d2fe" officeooo:paragraph-rsid="00b7a121" style:font-size-asian="12pt" style:font-weight-asian="bold" style:font-size-complex="12pt" style:font-weight-complex="bold"/>
    </style:style>
    <style:style style:name="P60" style:family="paragraph" style:parent-style-name="Text_20_body">
      <style:paragraph-properties fo:margin-left="1.27cm" fo:margin-right="0cm" fo:margin-top="0.101cm" fo:margin-bottom="0.101cm" loext:contextual-spacing="false" fo:line-height="115%" fo:text-align="justify" style:justify-single-word="false" fo:text-indent="0cm" style:auto-text-indent="false"/>
      <style:text-properties fo:font-size="12pt" fo:font-weight="bold" officeooo:rsid="0038d2fe" officeooo:paragraph-rsid="0093be79" style:font-size-asian="12pt" style:font-weight-asian="bold" style:font-size-complex="12pt" style:font-weight-complex="bold"/>
    </style:style>
    <style:style style:name="P61" style:family="paragraph" style:parent-style-name="Text_20_body">
      <style:paragraph-properties fo:margin-left="1.27cm" fo:margin-right="0cm" fo:margin-top="0.101cm" fo:margin-bottom="0.101cm" loext:contextual-spacing="false" fo:line-height="115%" fo:text-align="justify" style:justify-single-word="false" fo:text-indent="0cm" style:auto-text-indent="false"/>
      <style:text-properties officeooo:rsid="0038d2fe" officeooo:paragraph-rsid="00b6ce70"/>
    </style:style>
    <style:style style:name="P62" style:family="paragraph" style:parent-style-name="Text_20_body">
      <style:paragraph-properties fo:margin-left="1.27cm" fo:margin-right="0cm" fo:margin-top="0.101cm" fo:margin-bottom="0.101cm" loext:contextual-spacing="false" fo:line-height="115%" fo:text-align="justify" style:justify-single-word="false" fo:text-indent="0cm" style:auto-text-indent="false"/>
      <style:text-properties officeooo:rsid="0038d2fe" officeooo:paragraph-rsid="00b7a121"/>
    </style:style>
    <style:style style:name="P63" style:family="paragraph" style:parent-style-name="Text_20_body">
      <style:paragraph-properties fo:margin-left="1.27cm" fo:margin-right="0cm" fo:margin-top="0.101cm" fo:margin-bottom="0.101cm" loext:contextual-spacing="false" fo:line-height="115%" fo:text-align="justify" style:justify-single-word="false" fo:text-indent="0cm" style:auto-text-indent="false"/>
      <style:text-properties officeooo:rsid="0038d2fe" officeooo:paragraph-rsid="0093be79"/>
    </style:style>
    <style:style style:name="P64" style:family="paragraph" style:parent-style-name="Standard">
      <style:paragraph-properties fo:margin-top="0.101cm" fo:margin-bottom="0.101cm" loext:contextual-spacing="false" fo:line-height="115%" fo:text-align="justify" style:justify-single-word="false"/>
      <style:text-properties officeooo:paragraph-rsid="00a1ad54"/>
    </style:style>
    <style:style style:name="P65" style:family="paragraph" style:parent-style-name="Standard">
      <style:paragraph-properties fo:margin-left="0.847cm" fo:margin-right="0cm" fo:margin-top="0cm" fo:margin-bottom="0.247cm" loext:contextual-spacing="false" fo:line-height="120%" fo:text-indent="-0.847cm" style:auto-text-indent="false"/>
      <style:text-properties fo:font-size="12pt" fo:font-weight="normal" officeooo:rsid="006ab0ed" officeooo:paragraph-rsid="006ab0ed" style:font-size-asian="12pt" style:font-weight-asian="normal" style:font-size-complex="12pt" style:font-weight-complex="normal"/>
    </style:style>
    <style:style style:name="P66" style:family="paragraph" style:parent-style-name="Standard">
      <style:paragraph-properties fo:margin-left="0.847cm" fo:margin-right="0cm" fo:margin-top="0cm" fo:margin-bottom="0.247cm" loext:contextual-spacing="false" fo:line-height="120%" fo:text-indent="-0.847cm" style:auto-text-indent="false"/>
      <style:text-properties fo:font-size="12pt" fo:font-weight="normal" officeooo:rsid="00bb16a7" officeooo:paragraph-rsid="00bb16a7" style:font-size-asian="12pt" style:font-weight-asian="normal" style:font-size-complex="12pt" style:font-weight-complex="normal"/>
    </style:style>
    <style:style style:name="P67" style:family="paragraph" style:parent-style-name="Standard">
      <style:paragraph-properties fo:margin-left="0.847cm" fo:margin-right="0cm" fo:margin-top="0cm" fo:margin-bottom="0.247cm" loext:contextual-spacing="false" fo:line-height="120%" fo:text-indent="-0.847cm" style:auto-text-indent="false"/>
      <style:text-properties fo:font-size="12pt" fo:font-weight="normal" officeooo:paragraph-rsid="00bb16a7" style:font-weight-asian="normal" style:font-weight-complex="normal"/>
    </style:style>
    <style:style style:name="P68" style:family="paragraph" style:parent-style-name="Table_20_Contents">
      <style:text-properties fo:font-weight="bold" officeooo:rsid="00b1c525" officeooo:paragraph-rsid="00b1c525" style:font-weight-asian="bold" style:font-weight-complex="bold"/>
    </style:style>
    <style:style style:name="P69" style:family="paragraph" style:parent-style-name="Table_20_Contents">
      <style:text-properties officeooo:rsid="00b1c525" officeooo:paragraph-rsid="00b1c525"/>
    </style:style>
    <style:style style:name="P70" style:family="paragraph" style:parent-style-name="Table_20_Contents">
      <style:text-properties officeooo:rsid="00b387b5" officeooo:paragraph-rsid="00b387b5"/>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9e601" style:font-size-asian="12pt" style:font-weight-asian="normal" style:font-size-complex="12pt" style:font-weight-complex="normal"/>
    </style:style>
    <style:style style:name="T5" style:family="text">
      <style:text-properties fo:font-size="12pt" fo:font-weight="normal" officeooo:rsid="00704217" style:font-size-asian="12pt" style:font-weight-asian="normal" style:font-size-complex="12pt" style:font-weight-complex="normal"/>
    </style:style>
    <style:style style:name="T6" style:family="text">
      <style:text-properties fo:font-size="12pt" fo:font-weight="normal" officeooo:rsid="008ef4b0" style:font-size-asian="12pt" style:font-weight-asian="normal" style:font-size-complex="12pt" style:font-weight-complex="normal"/>
    </style:style>
    <style:style style:name="T7" style:family="text">
      <style:text-properties fo:font-size="12pt" fo:font-weight="normal" officeooo:rsid="0093be79" style:font-size-asian="12pt" style:font-weight-asian="normal" style:font-size-complex="12pt" style:font-weight-complex="normal"/>
    </style:style>
    <style:style style:name="T8" style:family="text">
      <style:text-properties fo:font-size="12pt" fo:font-weight="normal" officeooo:rsid="009d0f50" style:font-size-asian="12pt" style:font-weight-asian="normal" style:font-size-complex="12pt" style:font-weight-complex="normal"/>
    </style:style>
    <style:style style:name="T9" style:family="text">
      <style:text-properties fo:font-size="12pt" fo:font-weight="normal" officeooo:rsid="009d5e00" style:font-size-asian="12pt" style:font-weight-asian="normal" style:font-size-complex="12pt" style:font-weight-complex="normal"/>
    </style:style>
    <style:style style:name="T10" style:family="text">
      <style:text-properties fo:font-size="12pt" fo:font-weight="normal" officeooo:rsid="009c6910" style:font-size-asian="12pt" style:font-weight-asian="normal" style:font-size-complex="12pt" style:font-weight-complex="normal"/>
    </style:style>
    <style:style style:name="T11" style:family="text">
      <style:text-properties fo:font-size="12pt" fo:font-weight="normal" officeooo:rsid="009dfb02" style:font-size-asian="12pt" style:font-weight-asian="normal" style:font-size-complex="12pt" style:font-weight-complex="normal"/>
    </style:style>
    <style:style style:name="T12" style:family="text">
      <style:text-properties fo:font-size="12pt" fo:font-weight="normal" officeooo:rsid="009f603f" style:font-size-asian="12pt" style:font-weight-asian="normal" style:font-size-complex="12pt" style:font-weight-complex="normal"/>
    </style:style>
    <style:style style:name="T13" style:family="text">
      <style:text-properties fo:font-size="12pt" fo:font-weight="normal" officeooo:rsid="00a0b8be" style:font-size-asian="12pt" style:font-weight-asian="normal" style:font-size-complex="12pt" style:font-weight-complex="normal"/>
    </style:style>
    <style:style style:name="T14" style:family="text">
      <style:text-properties fo:font-size="12pt" fo:font-weight="normal" officeooo:rsid="00a1ad54" style:font-size-asian="12pt" style:font-weight-asian="normal" style:font-size-complex="12pt" style:font-weight-complex="normal"/>
    </style:style>
    <style:style style:name="T15" style:family="text">
      <style:text-properties fo:font-size="12pt" fo:font-weight="normal" officeooo:rsid="00a2ee99" style:font-size-asian="12pt" style:font-weight-asian="normal" style:font-size-complex="12pt" style:font-weight-complex="normal"/>
    </style:style>
    <style:style style:name="T16" style:family="text">
      <style:text-properties fo:font-size="12pt" fo:font-weight="normal" officeooo:rsid="00a439db" style:font-size-asian="12pt" style:font-weight-asian="normal" style:font-size-complex="12pt" style:font-weight-complex="normal"/>
    </style:style>
    <style:style style:name="T17" style:family="text">
      <style:text-properties fo:font-size="12pt" fo:font-weight="normal" officeooo:rsid="00a4e70e" style:font-size-asian="12pt" style:font-weight-asian="normal" style:font-size-complex="12pt" style:font-weight-complex="normal"/>
    </style:style>
    <style:style style:name="T18" style:family="text">
      <style:text-properties fo:font-size="12pt" fo:font-weight="normal" officeooo:rsid="00a685c5" style:font-size-asian="12pt" style:font-weight-asian="normal" style:font-size-complex="12pt" style:font-weight-complex="normal"/>
    </style:style>
    <style:style style:name="T19" style:family="text">
      <style:text-properties fo:font-size="12pt" fo:font-weight="normal" officeooo:rsid="00a70921" style:font-size-asian="12pt" style:font-weight-asian="normal" style:font-size-complex="12pt" style:font-weight-complex="normal"/>
    </style:style>
    <style:style style:name="T20" style:family="text">
      <style:text-properties fo:font-size="12pt" fo:font-weight="normal" officeooo:rsid="00a910d0" style:font-size-asian="12pt" style:font-weight-asian="normal" style:font-size-complex="12pt" style:font-weight-complex="normal"/>
    </style:style>
    <style:style style:name="T21" style:family="text">
      <style:text-properties fo:font-size="12pt" fo:font-weight="normal" officeooo:rsid="00aad01f" style:font-size-asian="12pt" style:font-weight-asian="normal" style:font-size-complex="12pt" style:font-weight-complex="normal"/>
    </style:style>
    <style:style style:name="T22" style:family="text">
      <style:text-properties fo:font-size="12pt" fo:font-weight="normal" officeooo:rsid="00b0a5f5" style:font-size-asian="12pt" style:font-weight-asian="normal" style:font-size-complex="12pt" style:font-weight-complex="normal"/>
    </style:style>
    <style:style style:name="T23" style:family="text">
      <style:text-properties fo:font-size="12pt" fo:font-weight="normal" officeooo:rsid="00b949c0" style:font-size-asian="12pt" style:font-weight-asian="normal" style:font-size-complex="12pt" style:font-weight-complex="normal"/>
    </style:style>
    <style:style style:name="T24" style:family="text">
      <style:text-properties fo:font-size="12pt" fo:language="pt" fo:country="PT" fo:font-weight="normal" style:font-size-asian="12pt" style:font-weight-asian="normal" style:font-size-complex="12pt" style:font-weight-complex="normal"/>
    </style:style>
    <style:style style:name="T25" style:family="text">
      <style:text-properties fo:font-size="12pt" fo:language="pt" fo:country="PT" fo:font-weight="normal" officeooo:rsid="0019e601" style:font-size-asian="12pt" style:font-weight-asian="normal" style:font-size-complex="12pt" style:font-weight-complex="normal"/>
    </style:style>
    <style:style style:name="T26" style:family="text">
      <style:text-properties fo:font-size="12pt" fo:language="pt" fo:country="PT" fo:font-weight="normal" officeooo:rsid="008ef4b0" style:font-size-asian="12pt" style:font-weight-asian="normal" style:font-size-complex="12pt" style:font-weight-complex="normal"/>
    </style:style>
    <style:style style:name="T27" style:family="text">
      <style:text-properties fo:font-size="12pt" fo:language="pt" fo:country="PT" fo:font-weight="normal" officeooo:rsid="0093be79" style:font-size-asian="12pt" style:font-weight-asian="normal" style:font-size-complex="12pt" style:font-weight-complex="normal"/>
    </style:style>
    <style:style style:name="T28" style:family="text">
      <style:text-properties fo:font-size="12pt" fo:language="pt" fo:country="PT" fo:font-weight="normal" officeooo:rsid="009d5e00" style:font-size-asian="12pt" style:font-weight-asian="normal" style:font-size-complex="12pt" style:font-weight-complex="normal"/>
    </style:style>
    <style:style style:name="T29" style:family="text">
      <style:text-properties fo:font-size="12pt" fo:language="pt" fo:country="PT" fo:font-weight="normal" officeooo:rsid="00b0a5f5" style:font-size-asian="12pt" style:font-weight-asian="normal" style:font-size-complex="12pt" style:font-weight-complex="normal"/>
    </style:style>
    <style:style style:name="T30" style:family="text">
      <style:text-properties fo:font-size="12pt" fo:language="pt" fo:country="PT" fo:font-weight="normal" officeooo:rsid="00b387b5" style:font-size-asian="12pt" style:font-weight-asian="normal" style:font-size-complex="12pt" style:font-weight-complex="normal"/>
    </style:style>
    <style:style style:name="T31" style:family="text">
      <style:text-properties fo:font-size="12pt" fo:language="pt" fo:country="PT" fo:font-weight="normal" officeooo:rsid="00b6ce70" style:font-size-asian="12pt" style:font-weight-asian="normal" style:font-size-complex="12pt" style:font-weight-complex="normal"/>
    </style:style>
    <style:style style:name="T32" style:family="text">
      <style:text-properties fo:font-size="12pt" fo:language="pt" fo:country="PT" fo:font-weight="normal" officeooo:rsid="00b7a121" style:font-size-asian="12pt" style:font-weight-asian="normal" style:font-size-complex="12pt" style:font-weight-complex="normal"/>
    </style:style>
    <style:style style:name="T33" style:family="text">
      <style:text-properties fo:font-size="12pt" fo:language="pt" fo:country="PT" fo:font-weight="normal" officeooo:rsid="00bb16a7" style:font-size-asian="12pt" style:font-weight-asian="normal" style:font-size-complex="12pt" style:font-weight-complex="normal"/>
    </style:style>
    <style:style style:name="T34" style:family="text">
      <style:text-properties fo:font-size="12pt" fo:font-style="italic" fo:font-weight="normal" officeooo:rsid="00a910d0" style:font-size-asian="12pt" style:font-style-asian="italic" style:font-weight-asian="normal" style:font-size-complex="12pt" style:font-style-complex="italic" style:font-weight-complex="normal"/>
    </style:style>
    <style:style style:name="T35" style:family="text">
      <style:text-properties fo:font-size="12pt" fo:font-style="italic" fo:font-weight="normal" officeooo:rsid="00aad01f" style:font-size-asian="12pt" style:font-style-asian="italic" style:font-weight-asian="normal" style:font-size-complex="12pt" style:font-style-complex="italic" style:font-weight-complex="normal"/>
    </style:style>
    <style:style style:name="T36" style:family="text">
      <style:text-properties fo:font-size="12pt" fo:font-style="italic" fo:font-weight="normal" officeooo:rsid="00acca14" style:font-size-asian="12pt" style:font-style-asian="italic" style:font-weight-asian="normal" style:font-size-complex="12pt" style:font-style-complex="italic" style:font-weight-complex="normal"/>
    </style:style>
    <style:style style:name="T37" style:family="text">
      <style:text-properties fo:font-size="12pt" fo:font-style="normal" fo:font-weight="normal" officeooo:rsid="00a910d0"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0a9213f"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09c6910"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0aad01f"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0acca14"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0ad13d1"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officeooo:rsid="00ae7fe7" style:font-size-asian="12pt" style:font-style-asian="normal" style:font-weight-asian="normal" style:font-size-complex="12pt" style:font-style-complex="normal" style:font-weight-complex="normal"/>
    </style:style>
    <style:style style:name="T44" style:family="text">
      <style:text-properties fo:font-weight="normal" style:font-weight-asian="normal" style:font-weight-complex="normal"/>
    </style:style>
    <style:style style:name="T45" style:family="text">
      <style:text-properties fo:font-weight="normal" officeooo:rsid="008990d9" style:font-weight-asian="normal" style:font-weight-complex="normal"/>
    </style:style>
    <style:style style:name="T46" style:family="text">
      <style:text-properties fo:font-weight="normal" officeooo:rsid="009ad96c" style:font-weight-asian="normal" style:font-weight-complex="normal"/>
    </style:style>
    <style:style style:name="T47" style:family="text">
      <style:text-properties fo:font-weight="normal" officeooo:rsid="009c5f99" style:font-weight-asian="normal" style:font-weight-complex="normal"/>
    </style:style>
    <style:style style:name="T48" style:family="text">
      <style:text-properties fo:font-weight="normal" officeooo:rsid="009c6910" style:font-weight-asian="normal" style:font-weight-complex="normal"/>
    </style:style>
    <style:style style:name="T49" style:family="text">
      <style:text-properties fo:font-weight="normal" officeooo:rsid="009d0f50" style:font-weight-asian="normal" style:font-weight-complex="normal"/>
    </style:style>
    <style:style style:name="T50" style:family="text">
      <style:text-properties fo:font-weight="normal" officeooo:rsid="009f603f" style:font-weight-asian="normal" style:font-weight-complex="normal"/>
    </style:style>
    <style:style style:name="T51" style:family="text">
      <style:text-properties fo:font-weight="normal" officeooo:rsid="00a2ee99" style:font-weight-asian="normal" style:font-weight-complex="normal"/>
    </style:style>
    <style:style style:name="T52" style:family="text">
      <style:text-properties fo:font-weight="normal" style:font-name-asian="Calibri" style:font-weight-asian="normal" style:font-name-complex="Calibri" style:font-weight-complex="normal"/>
    </style:style>
    <style:style style:name="T53" style:family="text">
      <style:text-properties fo:language="pt" fo:country="PT" fo:font-style="italic" fo:font-weight="normal" style:font-style-asian="italic" style:font-weight-asian="normal" style:font-style-complex="italic" style:font-weight-complex="normal"/>
    </style:style>
    <style:style style:name="T54" style:family="text">
      <style:text-properties fo:language="pt" fo:country="PT" fo:font-style="italic" fo:font-weight="normal" officeooo:rsid="0093be79" style:font-style-asian="italic" style:font-weight-asian="normal" style:font-style-complex="italic" style:font-weight-complex="normal"/>
    </style:style>
    <style:style style:name="T55" style:family="text">
      <style:text-properties fo:language="pt" fo:country="PT" fo:font-style="italic" fo:font-weight="normal" officeooo:rsid="00b7a121" style:font-style-asian="italic" style:font-weight-asian="normal" style:font-style-complex="italic" style:font-weight-complex="normal"/>
    </style:style>
    <style:style style:name="T56" style:family="text">
      <style:text-properties fo:language="pt" fo:country="PT" fo:font-style="italic" fo:font-weight="normal" officeooo:rsid="00b949c0" style:font-style-asian="italic" style:font-weight-asian="normal" style:font-style-complex="italic" style:font-weight-complex="normal"/>
    </style:style>
    <style:style style:name="T57" style:family="text">
      <style:text-properties fo:language="pt" fo:country="PT" fo:font-weight="normal" style:font-weight-asian="normal" style:font-weight-complex="normal"/>
    </style:style>
    <style:style style:name="T58" style:family="text">
      <style:text-properties fo:language="pt" fo:country="PT" fo:font-weight="normal" officeooo:rsid="0093be79" style:font-weight-asian="normal" style:font-weight-complex="normal"/>
    </style:style>
    <style:style style:name="T59" style:family="text">
      <style:text-properties fo:language="pt" fo:country="PT" fo:font-weight="normal" officeooo:rsid="003aa83c" style:font-weight-asian="normal" style:font-weight-complex="normal"/>
    </style:style>
    <style:style style:name="T60" style:family="text">
      <style:text-properties fo:language="pt" fo:country="PT" fo:font-weight="normal" officeooo:rsid="00626ca6" style:font-weight-asian="normal" style:font-weight-complex="normal"/>
    </style:style>
    <style:style style:name="T61" style:family="text">
      <style:text-properties fo:language="pt" fo:country="PT" fo:font-weight="normal" officeooo:rsid="00b7a121" style:font-weight-asian="normal" style:font-weight-complex="normal"/>
    </style:style>
    <style:style style:name="T62" style:family="text">
      <style:text-properties fo:language="pt" fo:country="PT" fo:font-weight="normal" officeooo:rsid="00bb16a7" style:font-weight-asian="normal" style:font-weight-complex="normal"/>
    </style:style>
    <style:style style:name="T63" style:family="text">
      <style:text-properties officeooo:rsid="0019e601"/>
    </style:style>
    <style:style style:name="T64" style:family="text">
      <style:text-properties officeooo:rsid="0086b030"/>
    </style:style>
    <style:style style:name="T65" style:family="text">
      <style:text-properties officeooo:rsid="0088762f"/>
    </style:style>
    <style:style style:name="T66" style:family="text">
      <style:text-properties officeooo:rsid="008990d9"/>
    </style:style>
    <style:style style:name="T67" style:family="text">
      <style:text-properties officeooo:rsid="0089c1a2"/>
    </style:style>
    <style:style style:name="T68" style:family="text">
      <style:text-properties officeooo:rsid="008b8417"/>
    </style:style>
    <style:style style:name="T69" style:family="text">
      <style:text-properties officeooo:rsid="008ef4b0"/>
    </style:style>
    <style:style style:name="T70" style:family="text">
      <style:text-properties officeooo:rsid="0093be79"/>
    </style:style>
    <style:style style:name="T71" style:family="text">
      <style:text-properties officeooo:rsid="009ad96c"/>
    </style:style>
    <style:style style:name="T72" style:family="text">
      <style:text-properties officeooo:rsid="009c6910"/>
    </style:style>
    <style:style style:name="T73" style:family="text">
      <style:text-properties officeooo:rsid="009d0f50"/>
    </style:style>
    <style:style style:name="T74" style:family="text">
      <style:text-properties officeooo:rsid="009d5e00"/>
    </style:style>
    <style:style style:name="T75" style:family="text">
      <style:text-properties officeooo:rsid="00a1ad54"/>
    </style:style>
    <style:style style:name="T76" style:family="text">
      <style:text-properties officeooo:rsid="00af0c48"/>
    </style:style>
    <style:style style:name="T77" style:family="text">
      <style:text-properties officeooo:rsid="00b387b5"/>
    </style:style>
    <style:style style:name="T78" style:family="text">
      <style:text-properties fo:font-size="11pt" fo:font-weight="bold" style:font-size-asian="11pt" style:font-weight-asian="bold" style:font-size-complex="11pt" style:font-weight-complex="bold"/>
    </style:style>
    <style:style style:name="T79" style:family="text">
      <style:text-properties fo:font-size="11pt" fo:font-weight="bold" officeooo:rsid="0019e601" style:font-size-asian="11pt" style:font-weight-asian="bold" style:font-size-complex="11pt" style:font-weight-complex="bold"/>
    </style:style>
    <style:style style:name="T80" style:family="text">
      <style:text-properties fo:font-size="11pt" fo:font-weight="bold" officeooo:rsid="00b1c525" style:font-size-asian="11pt" style:font-weight-asian="bold" style:font-size-complex="11pt" style:font-weight-complex="bold"/>
    </style:style>
    <style:style style:name="T81" style:family="text">
      <style:text-properties officeooo:rsid="00b51821"/>
    </style:style>
    <style:style style:name="T82" style:family="text">
      <style:text-properties officeooo:rsid="00b7a121"/>
    </style:style>
    <style:style style:name="T83" style:family="text">
      <style:text-properties officeooo:rsid="00b949c0"/>
    </style:style>
    <style:style style:name="T84" style:family="text">
      <style:text-properties officeooo:rsid="00bb16a7" style:font-size-asian="12pt" style:font-size-complex="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64">1</text:span>. <text:span text:style-name="T71">Proposta de inovação</text:span></text:p>
      <text:p text:style-name="P41">1.1. Introdução</text:p>
      <text:p text:style-name="P40"><text:span text:style-name="T46"><text:tab/>Para trazer inovação ao projeto de software, nossa proposta é utilizar blockchain em conjunto com IoT com o intuito de aumentar a segurança </text:span><text:span text:style-name="T51">do sistema </text:span><text:span text:style-name="T46">e garantir a integridade </text:span><text:span text:style-name="T51">e rastreabilidade</text:span><text:span text:style-name="T46"> dos dados. </text:span><text:span text:style-name="T47">Com a finalidade de verificarmos se a proposta é viável optamos por realizar uma breve revisão sistemática da literatura. Elaboramos algumas questões de pesquisa e para responde-las utilizamos a técnica PICOC para a construção de uma string de busca que foi utilizada </text:span><text:span text:style-name="T49">em</text:span><text:span text:style-name="T47"> bibliotecas digitais conhecidas no campo da engenharia de software. </text:span><text:span text:style-name="T48">Todas e</text:span><text:span text:style-name="T47">ssas etapas estão descritas nos tópicos a seguir.</text:span></text:p>
      <text:p text:style-name="P42">1.<text:span text:style-name="T72">2.</text:span> <text:span text:style-name="T75">Contexto</text:span></text:p>
      <text:p text:style-name="P46"><text:span text:style-name="T10"><text:tab/>IoT, </text:span><text:span text:style-name="T11">ou internet das coisas, pode ser definida de muitas formas e há pelo menos três diferentes visões: uma que foca n</text:span><text:span text:style-name="T12">a adição de sensores, comunicação e computação para objetos físicos (</text:span><text:span text:style-name="T50">thing-oriented</text:span><text:span text:style-name="T12">); uma que foca em trazer redes TCP/IP para dispositivos físicos (</text:span><text:span text:style-name="T13">i</text:span><text:span text:style-name="T12">nternet-oriented); e outra que se preocupa com o endereçamento, representação e troca de informações geradas por dispositivos físicos (semantic-oriented)</text:span><text:span text:style-name="T10">(Atzori et al., 2010)</text:span><text:span text:style-name="T12">. <text:tab/>Podemos considerar que sistemas IoT são sistemas computacionais que utilizam </text:span><text:span text:style-name="T15">etiquetas eletrônicas, sensores e atuadores na internet</text:span><text:span text:style-name="T10">. </text:span><text:span text:style-name="T16">Sistemas IoT geralmente possuem arquitetura de três camadas (Edge–Fog–Cloud ) onde na ponta temos os sensores e atuadores que transformam estímulos físicos em sinais digitais e vice-versa. Esses dispositivos </text:span><text:span text:style-name="T17">normalmente</text:span><text:span text:style-name="T16"> são conectados a microcontroladores </text:span><text:span text:style-name="T17">através de protocolos como UART(Universal Asynchronous Receiver/Transmitter), SPI (Serial Peripheral Interface) ou I2C (Inter-integrated Circuit ) formando os nós de borda(edge nodes). A maioria dos sistemas IoT utilizam plataformas em data centers (nuvem) que proveem uma interface unificada para <text:s/>o conjunto de nós de borda. </text:span><text:span text:style-name="T18">Normalmente, q</text:span><text:span text:style-name="T17">uando </text:span><text:span text:style-name="T18">um</text:span><text:span text:style-name="T17"> usuário envia instruções para o seu dispositivo inteligente através de um aplicativo de celular ou via web, </text:span><text:span text:style-name="T18">o comando não vai direto para o dispositivo, o comando na verdade altera os estados das representações digitais dos dispositivos na nuvem do fabricante do dispositivo</text:span><text:span text:style-name="T10">(N.K. Tran et al, 2021).</text:span></text:p>
      <text:p text:style-name="P47"><text:span text:style-name="T10"><text:tab/></text:span><text:span text:style-name="T18">Blockchain, a tecnologia por trás do bitcoin, pode ser considerada pela engenharia de software como um tipo de software conector que possibilita um armazenamento compartilhado descentralizado, </text:span><text:span text:style-name="T19">confiável e imutável</text:span><text:span text:style-name="T18"> entre entidades e sistemas de software. </text:span><text:span text:style-name="T19">Descentralizado pois opera com uma rede de peers. Confiável pois os participantes contam com a criptografia assimétrica, assinatura digital e outros mecanismos de criptografia para verificar as transações recebidas. E imutável pois sua estrutura de dados foi projetada para tornar alterações nos dados detectáveis.</text:span><text:span text:style-name="T18"> </text:span><text:span text:style-name="T10">(N.K. Tran et al, 2021)</text:span></text:p>
      <text:p text:style-name="P48"><text:span text:style-name="T10"><text:tab/></text:span><text:span text:style-name="T20">A assinatura digital é utilizada na maioria das plataformas de blockchain para garantir a autencidade e integridade das transações. A coleção de todas as transações mantidas por uma plataforma blockchain é cham</text:span><text:span text:style-name="T21">a</text:span><text:span text:style-name="T20">da de </text:span><text:span text:style-name="T34">ledger</text:span><text:span text:style-name="T20">. As transações são estruturadas em blocos com cada bloco contendo uma </text:span><text:span text:style-name="T34">hash </text:span><text:span text:style-name="T37">criptografada </text:span><text:span text:style-name="T38">gerada com a hash criptografada do bloco anterior, dessa forma, essa estrutura de dados cria um histórico das alterações tornado-as </text:span><text:soft-page-break/><text:span text:style-name="T38">verificáveis a partir do ponto de vista do ledger. Assim, os nodes participantes verificam os dados e as operações na rede ao invés de simplesmente confiar nas informações recebidas de um outro node participante. </text:span><text:span text:style-name="T39">(N.K. Tran et al, 2021)</text:span></text:p>
      <text:p text:style-name="P49"><text:span text:style-name="T10"><text:tab/></text:span><text:span text:style-name="T21">Uma rede blockchain permite que todos os participantes observem uma única verdade ao garantir que as instâncias dos estados dos dados mantidos por todos os participantes da rede sejam idênticas utilizando protocolos de consenso (o mais comum é o proof-of-work). São esses protocolos que ditam quando e em quais condições um bloco de dados pode ser considerado válido. Os protocolos também determinam qual node participante pode anexar um novo bloco ao ledger através de um processo chamado mineração. Por exemplo, no protocolo proof-of-work, um participante que queira anexar um bloco de dados ao ledger, ou seja, realizar um transação na rede blockchain, deve resolver um </text:span><text:span text:style-name="T35">puzzle criptigráfico</text:span><text:span text:style-name="T40">, </text:span><text:span text:style-name="T41">que é difícil de resolver mas fácil de verificar pelos outros participantes, para provar seu esforço. Esses protocolos servem para prevenir alguns tipos de ataques que criam blocos falsos em vários pontos da rede para violar o consenso da rede. </text:span><text:span text:style-name="T39">(N.K. Tran et al, 2021)</text:span></text:p>
      <text:p text:style-name="P50"><text:span text:style-name="T39"><text:tab/></text:span><text:span text:style-name="T41">Uma rede blockchain é um sistema peer-to-peer onde os nós (nodes) podem ser classificados em nós completos ou nós leves de acordo com as instâncias que eles mantêm e sua função na rede. Os nós completos são os </text:span><text:span text:style-name="T36">backbone</text:span><text:span text:style-name="T41"> da rede blockchain mantendo cópias completas do ledger e participando do processo de mineração oferecendo segurança e autonomia aos participantes da rede ao custo de um imenso consumo de recursos. </text:span><text:span text:style-name="T42">Por isso, temos também os nós leves, que armazenam somente cópias dos cabeçalhos do ledger mas dependem de nós completos para verificar a entrada das transações e para minerar. Sistemas IoT com blockchain podem empregar nós completos e leves em sua operação</text:span><text:span text:style-name="T39">(N.K. Tran et al, 2021)</text:span></text:p>
      <text:p text:style-name="P50"><text:span text:style-name="T39"><text:tab/></text:span><text:span text:style-name="T43">Um sistema IoT integrado com blockchain é um sistema IoT que inclui elementos do blockchain em sua arquitetura.</text:span></text:p>
      <text:p text:style-name="P50"><text:span text:style-name="T39"><text:tab/></text:span></text:p>
      <text:p text:style-name="P64"><text:span text:style-name="T1">1.2. Justicativa</text:span></text:p>
      <text:p text:style-name="P45"><text:span text:style-name="T10"><text:tab/>IoT pode se beneficiar ao implementar técnicas e padrões utilizados no blockchain para incrementar a segurança da rede e a integridade de um sistema </text:span><text:span text:style-name="T14">ao </text:span><text:span text:style-name="T10">preveni</text:span><text:span text:style-name="T14">r</text:span><text:span text:style-name="T10"> acessos e modificação nos dados não autorizados, assim como garantindo uma maior rastreabilidade das ações (N.K. Tran et al, 2021). </text:span><text:span text:style-name="T14">Dessa forma, ao garantir a integridade do sistema, seria possível agilizar a auditoria de órgãos competentes para auferição créditos de carbono gerados de acordo com CO2 capturado pelo equipamento, pois haveria ratreabilidade das transações de dados e ações entre os sensores e atuadores.</text:span></text:p>
      <text:p text:style-name="P39"><text:span text:style-name="T44"/></text:p>
      <text:p text:style-name="P37"><text:span text:style-name="T64">1</text:span>.<text:span text:style-name="T74">3.</text:span> Metodologia da revisão sistemática da literatura</text:p>
      <text:p text:style-name="P2"><text:soft-page-break/><text:span text:style-name="T2"><text:tab/></text:span><text:span text:style-name="T3">Com o objetivo de fornecer uma síntese abrangente e coerente, uma Revisão Sistemática da Literatura é uma forma de estudo secundário destinado a identificar, avaliar e sintetizar todos os estudos disponíveis que abordam uma questão de pesquisa específica (</text:span><text:span text:style-name="T5">Kitchenham et al., 2007</text:span><text:span text:style-name="T3">). Dessa forma, esp</text:span><text:span text:style-name="T4">e</text:span><text:span text:style-name="T3">ra-se sumarizar as evidências existentes e em busca de insights metodológicos e de fundamentação teórica. </text:span></text:p>
      <text:p text:style-name="P4"><text:tab/></text:p>
      <text:p text:style-name="P4"><text:span text:style-name="T64">1</text:span>.<text:span text:style-name="T74">3.</text:span>1. Questões e estratégia de pesquisa</text:p>
      <text:p text:style-name="P7"><text:tab/>O objetivo desta revisão sistemática da literatura <text:span text:style-name="T65">é responder as questões de pesquisa identificadas</text:span>. A justificativa correspondente para cada uma dessas questões é apresentada na Tabela 1.</text:p>
      <text:p text:style-name="P3"/>
      <table:table table:name="Table1" table:style-name="Table1">
        <table:table-column table:style-name="Table1.A"/>
        <table:table-column table:style-name="Table1.B"/>
        <table:table-row table:style-name="Table1.1">
          <table:table-cell table:style-name="Table1.A1" office:value-type="string">
            <text:p text:style-name="P29">Questão de Pesquisa</text:p>
          </table:table-cell>
          <table:table-cell table:style-name="Table1.B1" office:value-type="string">
            <text:p text:style-name="P29">Justificativa</text:p>
          </table:table-cell>
        </table:table-row>
        <table:table-row table:style-name="Table1.1">
          <table:table-cell table:style-name="Table1.A2" office:value-type="string">
            <text:p text:style-name="P30">QP<text:span text:style-name="T73">1</text:span>. <text:span text:style-name="T66">Quais são as vantagens de utilizar Blockchain em um sistema com IoT</text:span>?</text:p>
          </table:table-cell>
          <table:table-cell table:style-name="Table1.B2" office:value-type="string">
            <text:p text:style-name="P30">Para identificar <text:span text:style-name="T66">como o Blockchain pode beneficiar um sistema com IoT</text:span>.</text:p>
          </table:table-cell>
        </table:table-row>
        <table:table-row table:style-name="Table1.1">
          <table:table-cell table:style-name="Table1.A2" office:value-type="string">
            <text:p text:style-name="P31">QP<text:span text:style-name="T73">2</text:span>. <text:span text:style-name="T45">Quais são as dificuldades de utilizar Blockchain em um sistema com IoT</text:span><text:span text:style-name="T44">?</text:span></text:p>
          </table:table-cell>
          <table:table-cell table:style-name="Table1.B2" office:value-type="string">
            <text:p text:style-name="P30">Para identificar <text:span text:style-name="T66">quais são os problemas e o quão complexo pode ser utilizar Blockchain em um sistema com IoT</text:span>.</text:p>
          </table:table-cell>
        </table:table-row>
        <table:table-row table:style-name="Table1.1">
          <table:table-cell table:style-name="Table1.A2" office:value-type="string">
            <text:p text:style-name="P30">QP<text:span text:style-name="T73">3</text:span>. Quais <text:s/><text:span text:style-name="T66">são as tecnologias ou conjunto de tecnologias utilizados em um sistema IoT com Blockchain</text:span><text:span text:style-name="T44">?</text:span></text:p>
          </table:table-cell>
          <table:table-cell table:style-name="Table1.B2" office:value-type="string">
            <text:p text:style-name="P30">Para <text:span text:style-name="T66">identificar quais as plataformas, linguagens de programação, frameworks, banco de dados, etc, são mais utilizados em um sistema IoT com Blockchain</text:span><text:span text:style-name="T44">.</text:span></text:p>
          </table:table-cell>
        </table:table-row>
      </table:table>
      <text:p text:style-name="P9">Tabela 1. Questões de Pesquisa</text:p>
      <text:p text:style-name="P8"/>
      <text:p text:style-name="P6"><text:span text:style-name="T64">1</text:span>.<text:span text:style-name="T68">2</text:span>. <text:span text:style-name="T68">String de busca</text:span></text:p>
      <text:p text:style-name="P2"><text:span text:style-name="T3"><text:tab/>A pesquisa dos artigos </text:span><text:span text:style-name="T8">foi</text:span><text:span text:style-name="T3"> realizada u</text:span><text:span text:style-name="T8">tilizando</text:span><text:span text:style-name="T3"> as bibliotecas digitais conhecidas no campo da engenharia de software: IEEE Xplore e ScienceDirect. Para realizar as pesquisas automatizadas nas bibliotecas digitais selecionadas, a string de pesquisa mostrada na Tabela 2 foi estruturada em termos dos critérios PICOC: População, Intervenção, Comparação, Resultado e Contexto (</text:span><text:span text:style-name="T5">Kitchenham et al., 2007</text:span><text:span text:style-name="T3">).</text:span></text:p>
      <text:p text:style-name="P21"/>
      <table:table table:name="Table2" table:style-name="Table2">
        <table:table-column table:style-name="Table2.A"/>
        <table:table-column table:style-name="Table2.B"/>
        <table:table-row table:style-name="Table2.1">
          <table:table-cell table:style-name="Table2.A1" office:value-type="string">
            <text:p text:style-name="P32">Critério PICOC</text:p>
          </table:table-cell>
          <table:table-cell table:style-name="Table2.B1" office:value-type="string">
            <text:p text:style-name="P32">String</text:p>
          </table:table-cell>
        </table:table-row>
        <table:table-row table:style-name="Table2.1">
          <table:table-cell table:style-name="Table2.A2" office:value-type="string">
            <text:p text:style-name="P10">População</text:p>
          </table:table-cell>
          <table:table-cell table:style-name="Table2.B2" office:value-type="string">
            <text:p text:style-name="P33">(<text:span text:style-name="T73">raspberry pi</text:span>) AND</text:p>
          </table:table-cell>
        </table:table-row>
        <table:table-row table:style-name="Table2.1">
          <table:table-cell table:style-name="Table2.A2" office:value-type="string">
            <text:p text:style-name="P10">Intervenção</text:p>
          </table:table-cell>
          <table:table-cell table:style-name="Table2.B2" office:value-type="string">
            <text:p text:style-name="P33">(<text:span text:style-name="T67">blockchain</text:span>) AND</text:p>
          </table:table-cell>
        </table:table-row>
        <text:soft-page-break/>
        <table:table-row table:style-name="Table2.1">
          <table:table-cell table:style-name="Table2.A2" office:value-type="string">
            <text:p text:style-name="P10">Comparação</text:p>
          </table:table-cell>
          <table:table-cell table:style-name="Table2.B2" office:value-type="string">
            <text:p text:style-name="P33">N/A</text:p>
          </table:table-cell>
        </table:table-row>
        <table:table-row table:style-name="Table2.1">
          <table:table-cell table:style-name="Table2.A2" office:value-type="string">
            <text:p text:style-name="P10">Resultado</text:p>
          </table:table-cell>
          <table:table-cell table:style-name="Table2.B2" office:value-type="string">
            <text:p text:style-name="P34">(<text:span text:style-name="T67">framework</text:span> OR “<text:span text:style-name="T67">programming language”</text:span>) <text:span text:style-name="T67">AND</text:span></text:p>
          </table:table-cell>
        </table:table-row>
        <table:table-row table:style-name="Table2.1">
          <table:table-cell table:style-name="Table2.A2" office:value-type="string">
            <text:p text:style-name="P11"><text:span text:style-name="T52"><text:s/></text:span><text:span text:style-name="T44">Contexto</text:span></text:p>
          </table:table-cell>
          <table:table-cell table:style-name="Table2.B2" office:value-type="string">
            <text:p text:style-name="P34">(<text:span text:style-name="T76">IoT OR </text:span>“<text:span text:style-name="T67">internet of things”</text:span>)</text:p>
          </table:table-cell>
        </table:table-row>
      </table:table>
      <text:p text:style-name="P28">Tabela 2. String de Pesquisa</text:p>
      <text:p text:style-name="P43"><text:tab/><text:span text:style-name="T76">String de busca completa: ("raspberry pi") AND (blockchain) AND (framework OR "programming language") AND (IoT OR "internet of things").</text:span></text:p>
      <text:p text:style-name="P4"><text:span text:style-name="T68">1</text:span>.<text:span text:style-name="T68">3</text:span>. Critérios de inclusão e exclusão</text:p>
      <text:p text:style-name="P44"><text:tab/><text:span text:style-name="T73">Após selecionar 20 artigos dos principais resultados pelo título (10 artigos na IEEE Explore e 10 na ScienceDirect) realizamos a leitura do resumo desses artigos e selecionamos 8 artigos para leitura completa. Essa seleção considerou um conjunto de</text:span> critérios de inclusão e exclusão <text:span text:style-name="T73">que foi elaborado </text:span>para avaliar e identificar os artigos mais relevantes entre aqueles encontrados.</text:p>
      <text:p text:style-name="P7"><text:tab/>Os artigos que atenderam pelo menos um dos seguintes critérios foram incluídos:</text:p>
      <text:p text:style-name="P12"><text:span text:style-name="T3">CI1. </text:span><text:bookmark text:name="result_box"/><text:span text:style-name="T24">O artigo aborda o uso d</text:span><text:span text:style-name="T26">e blockchain com IoT.</text:span><text:span text:style-name="T24"> </text:span></text:p>
      <text:p text:style-name="P14">CI2. O artigo fornece evidências sobre <text:span text:style-name="T69">a</text:span>s <text:span text:style-name="T69">vantagens e </text:span>impactos d<text:span text:style-name="T69">o</text:span> <text:span text:style-name="T69">blockchain em sistemas IoT</text:span>.</text:p>
      <text:p text:style-name="P7"><text:tab/>Os artigos que atenderam pelo menos um dos seguintes critérios foram excluídos:</text:p>
      <text:p text:style-name="P15">CE1. Artigos que não foram escritos em português ou inglês.</text:p>
      <text:p text:style-name="P15">CE<text:span text:style-name="T69">2</text:span>. Artigos que tratam d<text:span text:style-name="T69">o</text:span> <text:span text:style-name="T69">blockchain </text:span>em qualquer área que não <text:span text:style-name="T69">a do IoT</text:span>.</text:p>
      <text:p text:style-name="P15">CE<text:span text:style-name="T69">3</text:span>. Artigos que apenas mencionam o conceito de <text:span text:style-name="T69">blockchain com IoT</text:span> sem fornecer mais pesquisas.</text:p>
      <text:p text:style-name="P20"/>
      <text:p text:style-name="P4"><text:span text:style-name="T69">1</text:span>.<text:span text:style-name="T69">4</text:span>. Avaliação de qualidade</text:p>
      <text:p text:style-name="P7"><text:tab/>Os trabalhos <text:span text:style-name="T69">que </text:span>selecionados durante a realização desta revisão sistemática da literatura <text:span text:style-name="T69">serão</text:span> submetidos a uma avaliação de qualidade realizada por meio de um conjunto de perguntas fechadas que foram utilizadas para avaliar a relevância e qualidade dos conteúdos dos artigos. As questões de avaliação da qualidade são descritas da seguinte forma:</text:p>
      <text:p text:style-name="P15">Q<text:span text:style-name="T63">A</text:span>1. O artigo apresenta uma descrição detalhada d<text:span text:style-name="T69">o sistema IoT com Blockchain</text:span>?</text:p>
      <text:p text:style-name="P15">Q<text:span text:style-name="T63">A</text:span>2. O estudo apresenta <text:span text:style-name="T69">as tecnologias utilizadas</text:span>?</text:p>
      <text:p text:style-name="P15">Q<text:span text:style-name="T63">A</text:span>3. As limitações d<text:span text:style-name="T69">o Blockchain com IoT</text:span> são explicitamente abordadas? </text:p>
      <text:p text:style-name="P12"><text:span text:style-name="T3">Q</text:span><text:span text:style-name="T4">A</text:span><text:span text:style-name="T3">4. O artigo discute os benefícios d</text:span><text:span text:style-name="T6">o Blockchain para IoT</text:span><text:span text:style-name="T3">?</text:span></text:p>
      <text:p text:style-name="P15"/>
      <text:p text:style-name="P4"><text:soft-page-break/><text:span text:style-name="T69">1</text:span>.<text:span text:style-name="T69">5</text:span>. Estratégia de extração de dados e método de síntese<text:tab/></text:p>
      <text:p text:style-name="P1"><text:span text:style-name="T2"><text:tab/></text:span><text:span text:style-name="T3">As QP listadas na Tabela 1 </text:span><text:span text:style-name="T22">foram</text:span><text:span text:style-name="T3"> respondid</text:span><text:span text:style-name="T4">a</text:span><text:span text:style-name="T3">s através de um formulário de extração de dados preenchido para cada um dos documentos selecionados. Toda a informação extraída para cada questão de pesquisa é descrita abaixo.</text:span></text:p>
      <text:p text:style-name="P16">QP<text:span text:style-name="T74">1</text:span>: <text:span text:style-name="T70">As vantagens devem ser obtidas para justificar a utilização do blockchain com IoT.</text:span></text:p>
      <text:p text:style-name="P13"><text:span text:style-name="T7">QP</text:span><text:span text:style-name="T9">2</text:span><text:span text:style-name="T7">: As dificudades devem ser obtidas para identificarmos as limitações </text:span><text:span text:style-name="T9">e a viabilidade do projeto</text:span><text:span text:style-name="T7">.</text:span><text:span text:style-name="T3"><text:tab/></text:span></text:p>
      <text:p text:style-name="P12"><text:span text:style-name="T3">QP</text:span><text:span text:style-name="T9">3</text:span><text:span text:style-name="T3">: A</text:span><text:span text:style-name="T7">s</text:span><text:span text:style-name="T3"> </text:span><text:span text:style-name="T7">tecnologias devem ser obtidas para identificarmos as opções disponíveis para implementar o sistema</text:span></text:p>
      <text:p text:style-name="P24"/>
      <text:p text:style-name="P22"><text:span text:style-name="T70">2</text:span>. Resultados</text:p>
      <text:p text:style-name="P52"><text:span text:style-name="T2"><text:tab/></text:span><text:span text:style-name="T24">Esta seção descreve os resultados da revisão sistemática da literatura realizada para responder as questões de pesquisa apresentadas na Tabela 1. O processo de seleção </text:span><text:span text:style-name="T25">de artigos </text:span><text:span text:style-name="T28">foi realizado</text:span><text:span text:style-name="T24"> </text:span><text:span text:style-name="T28">nas duas primeiras semanas de</text:span><text:span text:style-name="T27"> março de 2021</text:span><text:span text:style-name="T24">. </text:span><text:span text:style-name="T29">A string de busca elaborada retornou 10 artigos na base digital IEEE Explore e 137 na ScienceDirect. <text:s/>Os documentos incluídos est</text:span><text:span text:style-name="T28">ão</text:span><text:span text:style-name="T29"> detalhados n</text:span><text:span text:style-name="T25">a</text:span><text:span text:style-name="T29"> </text:span><text:span text:style-name="T25">Tabela </text:span><text:span text:style-name="T30">3.</text:span></text:p>
      <table:table table:name="Table3" table:style-name="Table3">
        <table:table-column table:style-name="Table3.A"/>
        <table:table-row>
          <table:table-cell table:style-name="Table3.A1" office:value-type="string">
            <text:p text:style-name="P68">Artigos</text:p>
          </table:table-cell>
        </table:table-row>
        <table:table-row>
          <table:table-cell table:style-name="Table3.A2" office:value-type="string">
            <text:p text:style-name="P69">Rice donation system in orphanage based on internet of things, raspberry-pi, and blockchain</text:p>
          </table:table-cell>
        </table:table-row>
        <table:table-row>
          <table:table-cell table:style-name="Table3.A2" office:value-type="string">
            <text:p text:style-name="P69">Blockchain based data integrity service framework for IoT data</text:p>
          </table:table-cell>
        </table:table-row>
        <table:table-row>
          <table:table-cell table:style-name="Table3.A2" office:value-type="string">
            <text:p text:style-name="P70">Analysis of the communication traffic for blockchain synchronization of IoT devices</text:p>
          </table:table-cell>
        </table:table-row>
        <table:table-row>
          <table:table-cell table:style-name="Table3.A2" office:value-type="string">
            <text:p text:style-name="P70">Secured data storage scheme based on block chain for agricultural products tracking</text:p>
          </table:table-cell>
        </table:table-row>
        <table:table-row>
          <table:table-cell table:style-name="Table3.A2" office:value-type="string">
            <text:p text:style-name="P70">Blockchain-based secure firmware update for embedded devices in an internet of things environment</text:p>
          </table:table-cell>
        </table:table-row>
        <table:table-row>
          <table:table-cell table:style-name="Table3.A2" office:value-type="string">
            <text:p text:style-name="P70">An out-of-band authentication scheme for internet of things using blockchain technology</text:p>
          </table:table-cell>
        </table:table-row>
        <table:table-row>
          <table:table-cell table:style-name="Table3.A2" office:value-type="string">
            <text:p text:style-name="P70">A secure and practical signature scheme for blockchain based on biometrics</text:p>
          </table:table-cell>
        </table:table-row>
      </table:table>
      <text:p text:style-name="P51"><text:span text:style-name="T78">Tabela </text:span><text:span text:style-name="T79">3</text:span><text:span text:style-name="T78">. </text:span><text:span text:style-name="T80">Artigos selecionados</text:span></text:p>
      <text:p text:style-name="P53"/>
      <text:p text:style-name="P19"><text:span text:style-name="T25"><text:tab/></text:span><text:span text:style-name="T28">Foram</text:span><text:span text:style-name="T27"> excluídos documentos</text:span><text:span text:style-name="T24"> duplicados e que preench</text:span><text:span text:style-name="T27">am</text:span><text:span text:style-name="T24"> </text:span><text:span text:style-name="T25">algum dos 3 </text:span><text:span text:style-name="T24">critérios de exclusão</text:span><text:span text:style-name="T25">.</text:span></text:p>
      <text:p text:style-name="P14"><text:tab/></text:p>
      <text:p text:style-name="P17"><text:soft-page-break/>QP<text:span text:style-name="T77">1</text:span>. <text:span text:style-name="T70">Quais são as vantagens de utilizar Blockchain em um sistema com IoT?</text:span></text:p>
      <text:p text:style-name="P56"><text:tab/><text:span text:style-name="T81">Sistemas IoT com blockchain melhoram a confidencialidade e autencidade ao migrar os componentes da que realizam o controle de acesso de servidores centralizados na nuvem para uma rede blockchain com protocolos de consenso (Kaga et al., 2017; Wu et al. 2018).</text:span></text:p>
      <text:p text:style-name="P56"><text:tab/><text:span text:style-name="T81">Para contornar o problema de um ponto único de falha recorrente em modelos de sistemas IoT centralizados, a natureza peer to peer da redes blockchain garantem compatibilidade, disponibilidade e desempenho. A duplicação das informações nos nós garantem a disponibilidade delas e ao aproveitar o blockchain como um canal de comunicação confiável aumenta dua integração com outros sistemas e compatibilidade (Lee and Lee, 2017).</text:span></text:p>
      <text:p text:style-name="P57"><text:tab/><text:span text:style-name="T81">Blockchain também é utilizado em sistemas IoT para orquestrar processos de forma a coordenar e registrar as atividades relacionadas as informações de recursos que o sistema monitora (Danzi et al., 2018). Outra função do blockchain como orquestrador é coordenar processos entre diferentes organizações (Junfithrana et al., 2018) servindo como canais seguros de comunicação e registro de transações ao manter dados sensíveis e eventos do mundo real relatados por dispositivos IoT (Xie et al., 2017; Liu et al., 2017). Blockchain como um canal de comnicação entre diferentes sistemas estabele links verificáveis e confiáveis entre dispositivos e serviços em um sistema IoT (N.K. Tran et al, 2021).</text:span></text:p>
      <text:p text:style-name="P55"><text:span text:style-name="T77"><text:tab/>As principais vantagens identificadas foram: melhorar a segurança em termos de integridade do sistema, responsabilidade, confidencialidade e autencidade. Sistemas IoT podem se beneficiar da orquestração de processos que envolvem dispositivos IoT com blockchain controlando as atividades ou realizando processos predefinidos e monitorando os recursos utilizados como energia e ativos físicos. (N.K. Tran et al, 2021)</text:span></text:p>
      <text:p text:style-name="P17">QP<text:span text:style-name="T82">2</text:span>.<text:span text:style-name="T70"> Quais são as dificuldades de utilizar Blockchain em um sistema com IoT?</text:span></text:p>
      <text:p text:style-name="P61"><text:span text:style-name="T24"><text:tab/></text:span><text:span text:style-name="T31">Algumas das dificuldades em utilizar blockchain em um sistema IoT pode ser a proteção física dos dispositivos contra adulterações. Dispositivos de sistemas IoT estão expostos ao ambiente e sujeitos a alterações mal intecionadas. Uma violação de segurança geram grandes impactos em dispositivos IoT, por isso é importante manter um registro das configurações e verificar se houve alterações frequentemente. (N.K. Tran et al, 2021)</text:span></text:p>
      <text:p text:style-name="P62"><text:span text:style-name="T31"><text:tab/>Sistemas IoT com blockchain apresentam alta complexidade de implementação por necessitarem de padrões de decisões, transações e técnicas complexas tanto de IoT quanto de blockchain </text:span><text:span text:style-name="T32">envolvendo diversos conhecimentos desses sistemas <text:s/>e trabalhando com diversas equipes com conhecimentos direntes </text:span><text:soft-page-break/><text:span text:style-name="T32">nas áreas envolvidas (redes, dispositivos inteligentes, plataformas e protocolos blockchain etc). </text:span><text:span text:style-name="T31">(N.K. Tran et al, 2021)</text:span></text:p>
      <text:p text:style-name="P25"/>
      <text:p text:style-name="P23"><text:tab/><text:span text:style-name="T53">QP</text:span><text:span text:style-name="T55">3</text:span><text:span text:style-name="T53">.</text:span><text:span text:style-name="T54"> Quais <text:s/>são as tecnologias ou conjunto de tecnologias utilizados em um sistema <text:tab/>IoT com Blockchain?</text:span></text:p>
      <text:p text:style-name="P59"><text:span text:style-name="T57"><text:tab/></text:span><text:span text:style-name="T61">Existem muitas plataformas disponíveis sendo a mais utilizada comumente <text:s/>a plataforma Ethereum.<text:tab/>Muitas plataformas blockchain, como Bitcon, processam suas transações utilizando linguagens de script restritas. Alguns permitem que seus usuários especifiquem a lógica de transação ao empregarem linguagens Turing completas (N.K. Tran et al, 2021).</text:span></text:p>
      <text:p text:style-name="P59"><text:span text:style-name="T61"><text:tab/>Também verificamos que é possível implementar estruturas e funções utilizando conceitos de blockchain com fins de aprendizagem mas sem a capacidade de processamento e segurança que plataformas comercias de blockchain oferecem.</text:span></text:p>
      <text:p text:style-name="P26"/>
      <text:p text:style-name="P22"><text:span text:style-name="T70">3</text:span>. Discussão</text:p>
      <text:p text:style-name="P18"><text:span text:style-name="T2"><text:tab/></text:span><text:span text:style-name="T3">Esta seção discute </text:span><text:span text:style-name="T23">brevemente </text:span><text:span text:style-name="T3">os resultados obtidos.</text:span></text:p>
      <text:p text:style-name="P17">QP<text:span text:style-name="T83">1</text:span>. <text:span text:style-name="T70">Quais são as vantagens de utilizar Blockchain em um sistema com IoT?</text:span></text:p>
      <text:p text:style-name="P58"><text:tab/><text:span text:style-name="T83">Podemos dizer que as vantagens de utilizar o blockchain em um sistema IoT convergem com nossa proposta inicial, pois, se for garantido que os dispositivos IoT não sofram violações físicas, podemos garantir a confiabilidade e rastreabilidade dos dados e informações transacionadas no sistema o que pode ser utilizado para agilizar a auditoria dos órgãos competentes na concessão de créditos de carbono garantindo que a informação de quantidade de CO2 coletada pelo sistema é confiável e rastreável.</text:span></text:p>
      <text:p text:style-name="P17">QP<text:span text:style-name="T83">2</text:span>.<text:span text:style-name="T70"> Quais são as dificuldades de utilizar Blockchain em um sistema com IoT?</text:span></text:p>
      <text:p text:style-name="P63"><text:span text:style-name="T24"><text:tab/></text:span><text:span text:style-name="T33">As dificuldades encontradas quanto a complexidade de sistemas IoT com blockchain indicam a necessidade de diferentes equipes de desenvolvedors de software com conhecimentos complexos em diversos temas da engenharia de software. Um projeto completo com implementação não seria viável devido nossa equipe reduzida de software e o tempo disponível para elaboração. Um possível proposta seria projetar e implementar uma versão reduzida com fins educacionais e de aprendizagem de um sistema IoT com blockchain com linguagens de programação que a equipe de software domina, mas sem a segurança e confiabilidade <text:s/>que um sistema para uso comercial deveria ter.</text:span></text:p>
      <text:p text:style-name="P26"/>
      <text:p text:style-name="P23"><text:soft-page-break/><text:tab/><text:span text:style-name="T53">QP</text:span><text:span text:style-name="T56">3</text:span><text:span text:style-name="T53">.</text:span><text:span text:style-name="T54"> Quais <text:s/>são as tecnologias ou conjunto de tecnologias utilizados em um sistema <text:tab/>IoT com Blockchain?</text:span></text:p>
      <text:p text:style-name="P60"><text:span text:style-name="T60"><text:tab/></text:span><text:span text:style-name="T62">Encontramos dificuldades nesse ponto pois a maioria dos artigos encontrados não se preocupa em descrever a implementação. Precisaríamos de mais pessoas na equipe e de mais tempo para mapearmos essas tecnologias.</text:span></text:p>
      <text:p text:style-name="P27"/>
      <text:p text:style-name="P5"/>
      <text:p text:style-name="P5">Referências</text:p>
      <text:p text:style-name="P35"/>
      <text:section text:style-name="Sect1" text:name="ADDIN Mendeley Bibliography CSL_BIBLIOGRAPHY  RNDDgB3KsYV5N">
        <text:p text:style-name="P65">KITCHENHAM, B.; CHARTERS, S. Guidelines for performing Systematic Literature Reviews in Software Engineering . 2007.</text:p>
        <text:p text:style-name="P66">Liu B., Yu X.L., Chen S., Xu X., Zhu L.</text:p>
        <text:p text:style-name="P66">Blockchain based data integrity service framework for IoT data</text:p>
        <text:p text:style-name="P66">Proceedings of the IEEE 24th International Conference on Web Services, ICWS </text:p>
        <text:p text:style-name="P66">2017 (2017), pp. 468-475</text:p>
        <text:p text:style-name="P66"/>
        <text:p text:style-name="P66">Junfithrana A., Liani E., Suwono M., Meldiana D., Suryana A.</text:p>
        <text:p text:style-name="P66">Rice donation system in orphanage based on internet of things, raspberry-pi, </text:p>
        <text:p text:style-name="P66">and blockchain</text:p>
        <text:p text:style-name="P66">Proceedings - 2018 4th International Conference on Computing, Engineering, and </text:p>
        <text:p text:style-name="P66">Design, ICCED 2018 (2018)</text:p>
        <text:p text:style-name="P66"/>
        <text:p text:style-name="P66">Danzi P., Kalør A.E., Stefanović C., Popovski P.</text:p>
        <text:p text:style-name="P66">Analysis of the communication traffic for blockchain synchronization of IoT </text:p>
        <text:p text:style-name="P66">devices</text:p>
        <text:p text:style-name="P66">IEEE International Conference on Communications, vol. 2018-May (2018)</text:p>
        <text:p text:style-name="P66"/>
        <text:p text:style-name="P66">Xie C., Sun Y., Luo H.</text:p>
        <text:p text:style-name="P66">Secured data storage scheme based on block chain for agricultural products </text:p>
        <text:p text:style-name="P66">tracking</text:p>
        <text:p text:style-name="P66"><text:soft-page-break/></text:p>
        <text:p text:style-name="P66">Lee B., Lee J.H.</text:p>
        <text:p text:style-name="P66">Blockchain-based secure firmware update for embedded devices in an internet of </text:p>
        <text:p text:style-name="P66">things environment</text:p>
        <text:p text:style-name="P66"/>
        <text:p text:style-name="P66">Wu L., Du X., Wang W., Lin B.</text:p>
        <text:p text:style-name="P66">An out-of-band authentication scheme for internet of things using blockchain </text:p>
        <text:p text:style-name="P66">technology</text:p>
        <text:p text:style-name="P66">Proceedings of the International Conference on Computing, Networking and </text:p>
        <text:p text:style-name="P66">Communications, ICNC 2018 (2018), pp. 769-773.</text:p>
        <text:p text:style-name="P66"/>
        <text:p text:style-name="P66">Kaga Y., Fujio M., Naganuma K., Takahashi K., Murakami T., Ohki T., Nishigaki </text:p>
        <text:p text:style-name="P66">M.</text:p>
        <text:p text:style-name="P66">A secure and practical signature scheme for blockchain based on biometrics</text:p>
        <text:p text:style-name="P66">Lecture Notes in Computer Science (Including Subseries Lecture Notes in </text:p>
        <text:p text:style-name="P66">Artificial Intelligence and Lecture Notes in Bioinformatics), vol. 10701 LNCS </text:p>
        <text:p text:style-name="P66">(2017), pp. 877-891.</text:p>
        <text:p text:style-name="P66"/>
        <text:p text:style-name="P66">Atzori L., Iera A., Morabito G.</text:p>
        <text:p text:style-name="P66">The internet of things: A survey</text:p>
        <text:p text:style-name="P66">Comput. Netw., 54 (15) (2010), pp. 2787-2805.</text:p>
        <text:p text:style-name="P66"/>
        <text:p text:style-name="P66">N. K. Tran, M. Ali Babar, Jonathan Boan,</text:p>
        <text:p text:style-name="P66">Integrating blockchain and Internet of Things systems: A systematic review on </text:p>
        <text:p text:style-name="P66">objectives and designs,</text:p>
        <text:p text:style-name="P66">Journal of Network and Computer Applications,</text:p>
        <text:p text:style-name="P66">Volume 173,</text:p>
        <text:p text:style-name="P67"><text:span text:style-name="T84">202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OpenSymbol" svg:font-family="OpenSymbol, 'Arial Unicode MS'"/>
    <style:font-face style:name="Symbol" svg:font-family="Symbol"/>
    <style:font-face style:name="Calibri1" svg:font-family="Calibri" style:font-pitch="variable"/>
    <style:font-face style:name="Mangal1" svg:font-family="Mangal"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text-autospace="ideograph-alpha" style:punctuation-wrap="hanging" style:line-break="strict" style:writing-mode="lr-tb"/>
      <style:text-properties fo:color="#00000a" style:font-name="Calibri" fo:font-family="Calibri" style:font-family-generic="roman" style:font-pitch="variable" fo:font-size="11pt" fo:language="pt" fo:country="BR" style:letter-kerning="true" style:font-name-asian="Calibri1" style:font-family-asian="Calibri" style:font-pitch-asian="variable" style:font-size-asian="11pt" style:language-asian="en" style:country-asian="US" style:font-name-complex="Tahoma1" style:font-family-complex="Tahoma"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roman"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pitch-complex="variable"/>
    </style:style>
    <style:style style:name="Heading_20_1" style:display-name="Heading 1" style:family="paragraph" style:parent-style-name="Heading" style:next-style-name="Text_20_body" style:default-outline-level="1" style:class="text"/>
    <style:style style:name="Heading_20_2" style:display-name="Heading 2" style:family="paragraph" style:parent-style-name="Heading" style:next-style-name="Text_20_body" style:default-outline-level="2" style:class="text"/>
    <style:style style:name="Head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Symbol" style:font-family-comple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3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6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mos</meta:initial-creator>
    <meta:creation-date>2015-04-30T01:09:00</meta:creation-date>
    <dc:date>2021-03-14T20:29:43.386000000</dc:date>
    <meta:print-date>2015-09-09T16:10:00</meta:print-date>
    <meta:editing-cycles>655</meta:editing-cycles>
    <meta:editing-duration>P1DT18H20M1S</meta:editing-duration>
    <meta:generator>LibreOffice/5.3.4.2$Windows_x86 LibreOffice_project/f82d347ccc0be322489bf7da61d7e4ad13fe2ff3</meta:generator>
    <meta:document-statistic meta:table-count="3" meta:image-count="0" meta:object-count="0" meta:page-count="9" meta:paragraph-count="136" meta:word-count="2721" meta:character-count="18159" meta:non-whitespace-character-count="155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108d7182-87f6-33f5-bd38-bea905d60fd9</meta:user-defined>
    <meta:user-defined meta:name="ScaleCrop" meta:value-type="boolean">false</meta:user-defined>
    <meta:user-defined meta:name="ShareDoc" meta:value-type="boolean">false</meta:user-defined>
  </office:meta>
</office:document-meta>
</file>